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P18" style:parent-style-name="podpis" style:family="paragraph">
      <style:paragraph-properties fo:text-align="start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99/2021<text:bookmark-end text:name="Text14"/></text:p>
            <text:p text:style-name="Normální">KVOP-50980/2021<text:bookmark-end text:name="Text2"/></text:p>
            <text:p text:style-name="Normální"><text:bookmark-start text:name="Text6"/>01. 12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D. Č.</text:p>
            <text:p text:style-name="Normální"/>
            <text:p text:style-name="Normální"/>
            <text:p text:style-name="Normální"/>
            <text:p text:style-name="Normální"><text:span text:style-name="T17">e-mail:<text:s/></text:span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á paní Č.,<text:s/></text:p>
      <text:p text:style-name="Základnítext">dne 26. listopadu byla do Kanceláře veřejného ochránce práv doručena Vaše žádost podle zákona č. 106/1999 Sb., o svobodném přístupu k informacím, ve znění pozdějších předpisů, kterou žádáte o poskytnutí zprávy o šetření z vlastní iniciativy ve věci zneužití práva na informace ze dne 3. 8. 2021, sp. zn. 4579/2020/VOP/VBG. Zároveň se dotazujete, zda zprávu můžete ve své diplomové zprávě citovat.<text:s/></text:p>
      <text:p text:style-name="Základnítext">Společně se zprávou žádáte o poskytnutí anonymizovaných rozhodnutí o odmítnutí žádosti o informace z důvodu zneužití práva na informace, které krajské úřady a ministerstva, obdržely k vyřízení v období od 1. 1. 2019 do 30. 6. 2020, společně s rozhodnutími o odvolání.<text:s/></text:p>
      <text:p text:style-name="Základnítext">Ve smyslu zákona o svobodném přístupu k informacím<text:s/><text:span text:style-name="Silné">poskytuj</text:span><text:span text:style-name="Silné">i</text:span><text:span text:style-name="Silné"><text:s/>níže uvedené informace</text:span>:</text:p>
      <text:p text:style-name="Základnítext">Zprávu o šetření najdete zde<text:s/><text:a xlink:href="https://eso.ochrance.cz/Nalezene/Edit/9706" office:target-frame-name="_top" xlink:show="replace"><text:span text:style-name="Hypertextovýodkaz">https://eso.ochrance.cz/Nalezene/Edit/9706</text:span></text:a></text:p>
      <text:p text:style-name="Základnítext">Kopie anonymizovaných rozhodnutí najdete ve 4 přílohách.<text:s/></text:p>
      <text:p text:style-name="Základnítext">Podklady, z nichž zástupkyně veřejného ochránce práv při šetření vycházela, jsou popsány ve zprávě o šetření. Naznáte-li po seznámení se s jejím obsahem, že pro Vás mohou být užitečné další podklady, např. vyjádření ministerstev či krajských úřadů, neváhejte se na Kancelář obrátit s důvěrou.<text:s/></text:p>
      <text:p text:style-name="Základnítext">Vaší pozornosti dovoluji věnovat také publikaci sborník stanovisek veřejného ochránce práv<text:s/>Informace, dostupný zde<text:s/><text:a xlink:href="https://www.ochrance.cz/vystupy/edice-stanoviska/Sbornik_Informace.pdf" office:target-frame-name="_top" xlink:show="replace"><text:span text:style-name="Hypertextovýodkaz">https://www.ochrance.cz/vystupy/edice-stanoviska/Sbornik_Informace.pdf</text:span></text:a>, v němž je samostatná kapitola věnující se tématu zneužití práva na informace.</text:p>
      <text:p text:style-name="Základnítext">S pozdravem<text:s/></text:p>
      <text:p text:style-name="podpis">JUDr. Pavel Pořízek, Ph.D. <text:s/>v. r.</text:p>
      <text:p text:style-name="podpis">vedoucí Kanceláře veřejného ochránce práv</text:p>
      <text:p text:style-name="podpis"/>
      <text:h text:style-name="Nadpis1" text:outline-level="1">Příloha:<text:s/></text:h>
      <text:p text:style-name="P18">4 soubory anonymizovaných rozhodnutí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WIYG*</text:span>*KVOPX00BWIYG*</text:p>
        <text:p text:style-name="P12"><text:span text:style-name="T13">KVOPX00BWIYG</text:span>KVOPX00BWIYG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12-21T11:00:00Z</meta:creation-date>
    <dc:date>2021-12-21T11:00:00Z</dc:date>
    <meta:print-date>2016-06-27T08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3" meta:word-count="284" meta:character-count="1963" meta:row-count="14" meta:non-whitespace-character-count="1682"/>
  </office:meta>
</office:document-meta>
</file>